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200%" fo:text-align="start" style:justify-single-word="false" fo:text-indent="0in" style:auto-text-indent="false">
        <style:tab-stops>
          <style:tab-stop style:position="0.4898in"/>
        </style:tab-stops>
      </style:paragraph-properties>
      <style:text-properties style:font-name="Liberation Serif" fo:font-size="12pt" style:font-size-asian="12pt" style:font-size-complex="12pt"/>
    </style:style>
    <style:style style:name="P3" style:family="paragraph" style:parent-style-name="Heading_20_1" style:master-page-name="numbering">
      <style:paragraph-properties style:page-number="auto"/>
      <style:text-properties style:font-name="Liberation Serif" fo:font-size="12pt" style:font-size-asian="12pt" style:font-size-complex="12pt"/>
    </style:style>
    <style:style style:name="P4" style:family="paragraph" style:parent-style-name="Heading_20_2">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ISCUSSION</text:h>
      <text:h text:style-name="P4" text:outline-level="2"><text:tab/>INITIAL DESIGN</text:h>
      <text:p text:style-name="P2"><text:tab/>The start of what the project had to do was take the part list to its supervisor. The original objective was to get the project to cost between $500 - $1000. <text:s/>With these funds the project would be able to be automated as discussed in the investigation. Unfortunately, when the projects part list was submitted at costing $578.65 the cost was said to be to high. Revisions had to be made and some of the functionality of the project had to be removed or modified so that cost would come down and the project could continue. <text:s/>After researching and contacting people on ideas to reduce the projects cost without to much functionality the project had a revised parts list which was under the set budget. The revised parts list total cost came to $350 and still gave us all the functionality from the original design with some limited movements. The parts list was rejected again for being to high in cost. <text:s/>After this, due to time restraints, the project designers decided that the only thing left to do was to see what parts could be acquire through donation and to make the bare minimum necessary to meet the scope objective of navigating the hallway with the turret. One man in particular showed a great interest in the project so he was asked and explained to the situations to see what he could donated to the project if anything. <text:s/>The project acquired from him a power wheels and <text:s/>plywood. The project was also able to acquire a second power wheels frame with no electrical parts. After this the project was able to get electrical components from the departments at the school. <text:s/>These parts where mainly wire and transistors along with some resistors. <text:s/>Fortunately, the project designers went to our adviser and he had an air-softt gun along with a camera mount and an arduino circuit which would allow us to control the turret and vehicle throughprogramming.. The tools needed for constructing the frame of the turret and the frames needed on the mobile base <text:s/>were readily available to use at the school in the many different departments including the wood shop, machine shop, computer lab. With all this the preparation for the project was <text:soft-page-break/>almost finished. The steering had to be redesigned a second time now that the project going for minimal cost.. <text:s/>The only way that the project could modify the steering to get it to work with the remote control was to take an electric motor and modify it to run on our board and turn the wheels left and right. The project took the rear wheel of the other power wheels since it had a gear box for the motor and a engaging system to the tire, and cut it down and shaped it to fit under the steering column to the rod so that the electric motor would turn the now made clutch and, in turn, the rod attached to the wheel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 style:family="paragraph" style:parent-style-name="Heading_20_7"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no_20_numbering" style:display-name="no numbering" style:page-layout-name="Mpm2"/>
    <style:master-page style:name="numbering" style:page-layout-name="Mpm3">
      <style:footer>
        <text:p text:style-name="MP1">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3T15:52:15</meta:creation-date>
    <meta:editing-duration>PT00H00M37S</meta:editing-duration>
    <meta:editing-cycles>3</meta:editing-cycles>
    <meta:generator>OpenOffice.org/3.1$Linux OpenOffice.org_project/310m19$Build-9420</meta:generator>
    <dc:title>sen proj 1</dc:title>
    <dc:date>2010-04-23T18:08:22</dc:date>
    <meta:document-statistic meta:table-count="0" meta:image-count="0" meta:object-count="0" meta:page-count="2" meta:paragraph-count="4" meta:word-count="502" meta:character-count="2800"/>
    <meta:template xlink:type="simple" xlink:actuate="onRequest" xlink:title="sen proj 1" xlink:href="../../../.openoffice.org/3/user/template/sen%20proj%201.ott" meta:date="2010-04-23T15:52:15"/>
  </office:meta>
</office:document-meta>
</file>